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sub>
        <mi>V</mi>
        <mtext>out</mtext>
      </msub>
      <mo stretchy="false">=</mo>
      <mrow>
        <mfrac>
          <msub>
            <mi>R</mi>
            <mn>2</mn>
          </msub>
          <mrow>
            <msub>
              <mi>R</mi>
              <mn>1</mn>
            </msub>
            <mo stretchy="false">+</mo>
            <msub>
              <mi>R</mi>
              <mn>2</mn>
            </msub>
          </mrow>
        </mfrac>
        <mo stretchy="false">⋅</mo>
        <msub>
          <mi>V</mi>
          <mtext>in</mtext>
        </msub>
      </mrow>
    </mrow>
    <annotation encoding="StarMath 5.0">V_{"out"} = { R_{2}} over { R_{1}+ R_{2}} cdot V_{"in"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22:55:45.806000000</meta:creation-date>
    <dc:date>2016-07-21T08:27:10.476000000</dc:date>
    <meta:editing-duration>PT14H13M46S</meta:editing-duration>
    <meta:editing-cycles>2</meta:editing-cycles>
    <meta:generator>LibreOffice/5.1.4.2$Windows_x86 LibreOffice_project/f99d75f39f1c57ebdd7ffc5f42867c12031db97a</meta:generator>
  </office:meta>
</office:document-meta>
</file>